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XO Thames" svg:font-family="'XO Thames'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1.0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7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c38" style:text-align-source="fix" style:repeat-content="false" fo:padding-bottom="0.212cm" fo:padding-left="0.035cm" fo:padding-right="0.212cm" fo:padding-top="0.212cm" style:vertical-align="middle"/>
      <style:paragraph-properties fo:text-align="center" fo:margin-left="0.212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-bottom="0.212cm" fo:padding-left="0.035cm" fo:padding-right="0.212cm" fo:padding-top="0.212cm" style:vertical-align="middle"/>
      <style:paragraph-properties fo:text-align="center" fo:margin-left="0.212cm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-bottom="0.212cm" fo:padding-left="0.035cm" fo:padding-right="0.212cm" fo:padding-top="0.212cm" style:vertical-align="middle"/>
      <style:paragraph-properties fo:margin-left="0.212cm"/>
    </style:style>
    <style:style style:name="ce4" style:family="table-cell" style:parent-style-name="Default">
      <style:table-cell-properties fo:background-color="#ffdc38" style:text-align-source="fix" style:repeat-content="false" fo:padding-bottom="0.212cm" fo:padding-left="0.035cm" fo:padding-right="0.212cm" fo:padding-top="0.212cm" style:vertical-align="middle"/>
      <style:paragraph-properties fo:text-align="start" fo:margin-left="0.212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padding-bottom="0.212cm" fo:padding-left="0.035cm" fo:padding-right="0.212cm" fo:padding-top="0.212cm" style:vertical-align="middle"/>
      <style:paragraph-properties fo:text-align="start" fo:margin-left="0.212cm"/>
    </style:style>
    <style:style style:name="T1" style:family="text">
      <style:text-properties fo:font-size="14pt" fo:font-weight="bold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<text:span text:style-name="T1">Загрузка предобработка и подготовка данных</text:span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Загрузка данных</text:p>
          </table:table-cell>
          <table:covered-table-cell table:style-name="ce5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нкурсант загрузил данные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Все данные загружены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Данные проверены на техническую информацию и при наличии исключена такая информация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од загрузки данных представлен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Код содержит обработку исключений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Оптимизация данных</text:p>
          </table:table-cell>
          <table:covered-table-cell table:style-name="ce5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оверены все типы данных всех таблиц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Выведена информация об объеме памяти всех данных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роведена оптимизация объемов памяти всех данных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ыведена информация об объеме памяти всех оптимизированных данных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Выведена информация о оптимизации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Подготовка датасета</text:p>
          </table:table-cell>
          <table:covered-table-cell table:style-name="ce5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оизведено объединение таблиц по каким-то параметрам или объяснено почему этого не нужно делать на данном этапе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делан вывод о необходимости или отсутствию необходимости объединения таблиц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олученные данные сохранены на диск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Подготовка отчета</text:p>
          </table:table-cell>
          <table:covered-table-cell table:style-name="ce5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чет представлен в требуемом формате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чет описывает последовательность работ структурирован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Внешний вид отчет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XO Thames" svg:font-family="'XO Thames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ru" number:country="RU">руб.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2" number:min-decimal-places="2" number:min-integer-digits="1"/>
    </number:number-style>
    <number:number-style style:name="N108">
      <number:text>-</number:text>
      <number:number number:decimal-places="2" number:min-decimal-places="2" number:min-integer-digits="1"/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Default_20_cell">
      <style:text-properties fo:font-size="12pt" style:font-size-asian="12pt" style:font-size-complex="12pt"/>
    </style:style>
    <style:style style:name="Default_20_cell" style:display-name="Default cell" style:family="table-cell" style:parent-style-name="Default">
      <style:text-properties style:font-name="XO Thames" fo:font-family="'XO Thames'"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08:08:13.480000000</meta:creation-date>
    <dc:date>2022-12-15T08:08:58.495000000</dc:date>
    <meta:editing-duration>PT45S</meta:editing-duration>
    <meta:editing-cycles>1</meta:editing-cycles>
    <meta:document-statistic meta:table-count="1" meta:cell-count="38" meta:object-count="0"/>
    <meta:generator>LibreOffice/7.4.2.3$Windows_X86_64 LibreOffice_project/382eef1f22670f7f4118c8c2dd222ec7ad009daf</meta:generator>
  </office:meta>
</office:document-meta>
</file>